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c67" officeooo:paragraph-rsid="0013ec67"/>
    </style:style>
    <style:style style:name="P2" style:family="paragraph" style:parent-style-name="Standard" style:list-style-name="L1">
      <style:text-properties officeooo:rsid="0013ec67" officeooo:paragraph-rsid="0013ec67"/>
    </style:style>
    <style:style style:name="P3" style:family="paragraph" style:parent-style-name="Standard" style:list-style-name="L1">
      <style:text-properties officeooo:rsid="00152723" officeooo:paragraph-rsid="00152723"/>
    </style:style>
    <style:style style:name="P4" style:family="paragraph" style:parent-style-name="Standard" style:list-style-name="L1">
      <style:text-properties officeooo:rsid="0015d4a1" officeooo:paragraph-rsid="0015d4a1"/>
    </style:style>
    <style:style style:name="P5" style:family="paragraph" style:parent-style-name="Standard" style:list-style-name="L1">
      <style:text-properties officeooo:rsid="001760bd" officeooo:paragraph-rsid="001760bd"/>
    </style:style>
    <style:style style:name="P6" style:family="paragraph" style:parent-style-name="Standard" style:list-style-name="L1">
      <style:text-properties officeooo:rsid="0018cdf6" officeooo:paragraph-rsid="0018cd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’s this? (“Grace notes”?)</text:p>
      <text:p text:style-name="P1"/>
      <text:list xml:id="list8840681296050174405" text:style-name="L1">
        <text:list-item>
          <text:p text:style-name="P2">Flats and sharps – pronunciation, why two names</text:p>
        </text:list-item>
        <text:list-item>
          <text:p text:style-name="P3">chords</text:p>
        </text:list-item>
        <text:list-item>
          <text:p text:style-name="P4">major vs minor</text:p>
        </text:list-item>
        <text:list-item>
          <text:p text:style-name="P5">key</text:p>
        </text:list-item>
        <text:list-item>
          <text:p text:style-name="P5">scale</text:p>
        </text:list-item>
        <text:list-item>
          <text:p text:style-name="P6">augmented vs diminish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34:22.000836779</meta:creation-date>
    <dc:date>2017-03-14T09:39:43.233094221</dc:date>
    <meta:editing-duration>PT55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6" meta:character-count="139" meta:non-whitespace-character-count="125"/>
  </office:meta>
</office:document-meta>
</file>